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fo:language="fr" fo:country="FR" style:font-size-asian="14pt" style:font-size-complex="14pt"/>
    </style:style>
    <style:style style:name="P3" style:family="paragraph" style:parent-style-name="Standard">
      <style:text-properties fo:font-size="14pt" fo:language="fr" fo:country="FR" officeooo:rsid="00119377" officeooo:paragraph-rsid="00119377" style:font-size-asian="14pt" style:font-size-complex="14pt"/>
    </style:style>
    <style:style style:name="P4" style:family="paragraph" style:parent-style-name="Standard">
      <style:text-properties fo:font-size="14pt" fo:language="fr" fo:country="FR" officeooo:rsid="0012ba05" officeooo:paragraph-rsid="0012ba05" style:font-size-asian="14pt" style:font-size-complex="14pt"/>
    </style:style>
    <style:style style:name="P5" style:family="paragraph" style:parent-style-name="Standard">
      <style:text-properties fo:font-size="14pt" fo:language="fr" fo:country="FR" fo:font-weight="normal" officeooo:rsid="00119377" officeooo:paragraph-rsid="00119377" style:font-size-asian="14pt" style:font-weight-asian="normal" style:font-size-complex="14pt" style:font-weight-complex="normal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officeooo:rsid="0013e074" officeooo:paragraph-rsid="0013e074"/>
    </style:style>
    <style:style style:name="T1" style:family="text">
      <style:text-properties fo:font-size="14pt" fo:language="fr" fo:country="FR" style:font-size-asian="14pt" style:font-size-complex="14pt"/>
    </style:style>
    <style:style style:name="T2" style:family="text">
      <style:text-properties fo:font-size="14pt" fo:language="fr" fo:country="FR" officeooo:rsid="0013e074" style:font-size-asian="14pt" style:font-size-complex="14pt"/>
    </style:style>
    <style:style style:name="T3" style:family="text">
      <style:text-properties fo:font-size="14pt" fo:language="fr" fo:country="FR" fo:font-style="italic" style:font-size-asian="14pt" style:font-style-asian="italic" style:font-size-complex="14pt"/>
    </style:style>
    <style:style style:name="T4" style:family="text">
      <style:text-properties fo:font-size="14pt" fo:font-style="italic" style:font-size-asian="14pt" style:font-style-asian="italic" style:font-size-complex="14pt"/>
    </style:style>
    <style:style style:name="T5" style:family="text">
      <style:text-properties officeooo:rsid="0012ba05"/>
    </style:style>
    <style:style style:name="T6" style:family="text">
      <style:text-properties officeooo:rsid="0013e0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Jon Allen</text:span></text:p>
      <text:p text:style-name="P7"><text:span text:style-name="T1">FR 102</text:span></text:p>
      <text:p text:style-name="Standard"><text:span text:style-name="T1">U10</text:span></text:p>
      <text:p text:style-name="Standard"><text:span text:style-name="T1">Le passé composé des verbes pronominaux</text:span></text:p>
      <text:p text:style-name="P2"/>
      <text:p text:style-name="P2"/>
      <text:p text:style-name="Standard"><text:span text:style-name="T1">Répondez aux questions par phrases complètes, s’il vous plaît. <text:s/>Répondez-y en </text:span></text:p>
      <text:p text:style-name="Standard"><text:span text:style-name="T1">vous servant du même temps du verbe que dans la question </text:span><text:span text:style-name="T3">(Answer using the </text:span></text:p>
      <text:p text:style-name="Standard"><text:span text:style-name="T4">same verb tense as in the question).</text:span></text:p>
      <text:p text:style-name="P1"/>
      <text:p text:style-name="Standard"><text:span text:style-name="T1">1. <text:s/>À quoi est-ce que vous vous amusiez à l’âge de 5 ans?</text:span></text:p>
      <text:p text:style-name="Standard"><text:span text:style-name="T1"><text:s text:c="5"/></text:span><text:span text:style-name="T3">(s’amuser à l’imparfait + à + infinitif)</text:span></text:p>
      <text:p text:style-name="P5">Je m'amusais à courir.</text:p>
      <text:p text:style-name="P2"/>
      <text:p text:style-name="Standard"><text:span text:style-name="T1">2. <text:s/>À quoi vous intéressiez-vous à l’âge de 7 ans?</text:span></text:p>
      <text:p text:style-name="P3">Je m'intéressais à <text:span text:style-name="T5">des ordinateurs.</text:span></text:p>
      <text:p text:style-name="P2"/>
      <text:p text:style-name="Standard"><text:span text:style-name="T1">3. <text:s/>Vous êtes-vous dépêché(e) ce matin?</text:span></text:p>
      <text:p text:style-name="P4">Oui, Je suis dépêché ce matin.</text:p>
      <text:p text:style-name="P2"/>
      <text:p text:style-name="Standard"><text:span text:style-name="T1">4. <text:s/>Contre qui vous êtes-vous fâché(e) / énervé(e) la semaine dernière</text:span><text:bookmark text:name="_GoBack"/><text:span text:style-name="T1">?</text:span></text:p>
      <text:p text:style-name="P4">Je ne me suis pas fâché la semaine derniére.</text:p>
      <text:p text:style-name="P2"/>
      <text:p text:style-name="Standard"><text:span text:style-name="T1">5. <text:s/>Vous êtes-vous fait mal récemment? <text:s/>(Vous êtes-vous blessé(e)?)</text:span></text:p>
      <text:p text:style-name="P4">Oui, je suis fait mal récemment.</text:p>
      <text:p text:style-name="P2"/>
      <text:p text:style-name="Standard"><text:span text:style-name="T1">6. <text:s/>Est-ce que vous vous êtes déjà </text:span><text:span text:style-name="T3">(Have you ever…)</text:span><text:span text:style-name="T1"> <text:s text:c="2"/>cassé la jambe? <text:s/>cassé le bras? <text:s/>cassé un os </text:span><text:span text:style-name="T3">(a bone)</text:span><text:span text:style-name="T1">?</text:span><text:span text:style-name="T3"> <text:s/></text:span><text:span text:style-name="T1"><text:s/>foulé la cheville?</text:span></text:p>
      <text:p text:style-name="P4">Je ne me suis pas cassé <text:span text:style-name="T6">l</text:span>a jambe. Je suis cassé <text:span text:style-name="T6">les deux</text:span> bras. Je suis cassé <text:span text:style-name="T6">trois</text:span> <text:span text:style-name="T6">os dans la main. <text:s/>Je suis cassé la cheville aussi.</text:span></text:p>
      <text:p text:style-name="P6"/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left="0.25in" fo:margin-right="0in" fo:line-height="107%" fo:hyphenation-ladder-count="no-limit" fo:text-indent="-0.25in" style:auto-text-indent="false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ynthia Saar</meta:initial-creator>
    <dc:creator>Jon Allen</dc:creator>
    <meta:editing-cycles>3</meta:editing-cycles>
    <meta:creation-date>2014-02-21T15:12:00</meta:creation-date>
    <dc:date>2014-02-24T10:58:25.209761653</dc:date>
    <meta:editing-duration>PT8S</meta:editing-duration>
    <meta:generator>LibreOffice/4.1.4.2$Linux_X86_64 LibreOffice_project/410m0$Build-2</meta:generator>
    <meta:printed-by>Jon Allen</meta:printed-by>
    <meta:print-date>2014-02-24T08:52:54.469358717</meta:print-date>
    <meta:document-statistic meta:table-count="0" meta:image-count="0" meta:object-count="0" meta:page-count="1" meta:paragraph-count="20" meta:word-count="181" meta:character-count="1000" meta:non-whitespace-character-count="8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